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dcba6" officeooo:paragraph-rsid="000dcba6"/>
    </style:style>
    <style:style style:name="P2" style:family="paragraph" style:parent-style-name="Standard">
      <style:text-properties officeooo:rsid="000ecb23" officeooo:paragraph-rsid="000ecb23"/>
    </style:style>
    <style:style style:name="P3" style:family="paragraph" style:parent-style-name="Standard" style:list-style-name="L1">
      <style:text-properties officeooo:rsid="000dcba6" officeooo:paragraph-rsid="000dcba6"/>
    </style:style>
    <style:style style:name="P4" style:family="paragraph" style:parent-style-name="Standard" style:list-style-name="L1">
      <style:text-properties officeooo:rsid="000ecb23" officeooo:paragraph-rsid="000ecb23"/>
    </style:style>
    <style:style style:name="P5" style:family="paragraph" style:parent-style-name="Standard" style:list-style-name="L1">
      <style:text-properties officeooo:rsid="000ecb23" officeooo:paragraph-rsid="000ffab9"/>
    </style:style>
    <style:style style:name="P6" style:family="paragraph" style:parent-style-name="Standard" style:list-style-name="L1">
      <style:text-properties officeooo:rsid="000ecb23" officeooo:paragraph-rsid="0017e67e"/>
    </style:style>
    <style:style style:name="P7" style:family="paragraph" style:parent-style-name="Standard" style:list-style-name="L1">
      <style:text-properties officeooo:rsid="000ffab9" officeooo:paragraph-rsid="000ffab9"/>
    </style:style>
    <style:style style:name="P8" style:family="paragraph" style:parent-style-name="Standard" style:list-style-name="L1">
      <style:text-properties officeooo:rsid="0010d7b4" officeooo:paragraph-rsid="0010d7b4"/>
    </style:style>
    <style:style style:name="P9" style:family="paragraph" style:parent-style-name="Standard" style:list-style-name="L1">
      <style:text-properties officeooo:rsid="00128ddb" officeooo:paragraph-rsid="00128ddb"/>
    </style:style>
    <style:style style:name="P10" style:family="paragraph" style:parent-style-name="Standard" style:list-style-name="L1">
      <style:text-properties officeooo:rsid="00143365" officeooo:paragraph-rsid="00143365"/>
    </style:style>
    <style:style style:name="P11" style:family="paragraph" style:parent-style-name="Standard" style:list-style-name="L1">
      <style:text-properties officeooo:rsid="0015c8fd" officeooo:paragraph-rsid="0015c8fd"/>
    </style:style>
    <style:style style:name="P12" style:family="paragraph" style:parent-style-name="Standard" style:list-style-name="L1">
      <style:text-properties officeooo:rsid="0016b0dc" officeooo:paragraph-rsid="0016b0dc"/>
    </style:style>
    <style:style style:name="P13" style:family="paragraph" style:parent-style-name="Standard" style:list-style-name="L1">
      <style:text-properties officeooo:rsid="001762ff" officeooo:paragraph-rsid="001762ff"/>
    </style:style>
    <style:style style:name="P14" style:family="paragraph" style:parent-style-name="Standard" style:list-style-name="L1">
      <style:text-properties officeooo:rsid="00177a64" officeooo:paragraph-rsid="00177a64"/>
    </style:style>
    <style:style style:name="P15" style:family="paragraph" style:parent-style-name="Standard" style:list-style-name="L1">
      <style:text-properties officeooo:rsid="0017e4e9" officeooo:paragraph-rsid="0017e4e9"/>
    </style:style>
    <style:style style:name="P16" style:family="paragraph" style:parent-style-name="Standard" style:list-style-name="L1">
      <style:text-properties officeooo:rsid="0017e67e" officeooo:paragraph-rsid="0017e67e"/>
    </style:style>
    <style:style style:name="T1" style:family="text">
      <style:text-properties style:text-position="super 58%"/>
    </style:style>
    <style:style style:name="T2" style:family="text">
      <style:text-properties style:text-line-through-style="solid" style:text-line-through-type="single"/>
    </style:style>
    <style:style style:name="T3" style:family="text">
      <style:text-properties officeooo:rsid="0015c8fd"/>
    </style:style>
    <style:style style:name="T4" style:family="text">
      <style:text-properties officeooo:rsid="0017e67e"/>
    </style:style>
    <style:style style:name="T5" style:family="text">
      <style:text-properties officeooo:rsid="0019b5a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14<text:span text:style-name="T1">th</text:span>, 2023</text:p>
      <text:p text:style-name="P2">Kitkat Dambeck</text:p>
      <text:p text:style-name="P2">4D Fundamentals</text:p>
      <text:p text:style-name="P2">Document A Place Critiques</text:p>
      <text:p text:style-name="P2"/>
      <text:list xml:id="list1539606431" text:style-name="L1">
        <text:list-item>
          <text:p text:style-name="P3">Sky.</text:p>
          <text:list>
            <text:list-item>
              <text:p text:style-name="P3">Lots of clips, in moving locations. Lots of focus on family life as a Korean immigrant. Last clip is of a student watching the home videos on a laptop in a dorm.</text:p>
            </text:list-item>
            <text:list-item>
              <text:p text:style-name="P3">Use of memory. </text:p>
            </text:list-item>
            <text:list-item>
              <text:p text:style-name="P3">Strong use of film language and of sequence. </text:p>
            </text:list-item>
          </text:list>
        </text:list-item>
        <text:list-item>
          <text:p text:style-name="P3"><text:span text:style-name="T3">Coal</text:span>.</text:p>
          <text:list>
            <text:list-item>
              <text:p text:style-name="P4">Nature trail in Ocean County. Dominated by the noises of traffic in the first half of the video. As the viewer gets deeper into the woods, the sound of rain and of water take over. <text:s/></text:p>
            </text:list-item>
            <text:list-item>
              <text:p text:style-name="P4">Generally very loud</text:p>
            </text:list-item>
            <text:list-item>
              <text:p text:style-name="P5">Documents a lot of small features, walking feet, seeding grass, a tree, etc. </text:p>
            </text:list-item>
          </text:list>
        </text:list-item>
        <text:list-item>
          <text:p text:style-name="P7">Henna.</text:p>
          <text:list>
            <text:list-item>
              <text:p text:style-name="P7">Documentation of the artist’s <text:span text:style-name="T2">roommate</text:span>. The roommate hangs out and listens to music. The roommate says home is like comfort or where their sisters are.</text:p>
              <text:list>
                <text:list-item>
                  <text:p text:style-name="P8">Artist confirms its not their roommate, just like a friend. </text:p>
                </text:list-item>
              </text:list>
            </text:list-item>
            <text:list-item>
              <text:p text:style-name="P7">Use of text cards mid film.</text:p>
              <text:list>
                <text:list-item>
                  <text:p text:style-name="P7">Inpirobot-esk.</text:p>
                </text:list-item>
                <text:list-item>
                  <text:p text:style-name="P7">helvetica</text:p>
                </text:list-item>
                <text:list-item>
                  <text:p text:style-name="P7">Kind corny.</text:p>
                  <text:list>
                    <text:list-item>
                      <text:p text:style-name="P7">My peers disagree. </text:p>
                    </text:list-item>
                  </text:list>
                </text:list-item>
              </text:list>
            </text:list-item>
            <text:list-item>
              <text:p text:style-name="P7">Pov shots.</text:p>
            </text:list-item>
            <text:list-item>
              <text:p text:style-name="P7">The text says that sometimes home is a person. I read a kind of dramatic irony, where the pov camera as unrequited feelings for the subject of the video. </text:p>
            </text:list-item>
          </text:list>
        </text:list-item>
        <text:list-item>
          <text:p text:style-name="P7">Emily.</text:p>
          <text:list>
            <text:list-item>
              <text:p text:style-name="P8">Follows a dog around the home, as the mom gets home. Focus then moves to the parents as they grapple with empty nest syndrome. </text:p>
            </text:list-item>
            <text:list-item>
              <text:p text:style-name="P8">Very quiet audio. You can here ever scratch and jingle. </text:p>
            </text:list-item>
            <text:list-item>
              <text:p text:style-name="P8">Not an important detail but they have a giant toaster over. Its like bigger than a microwave and takes up counter space. I am just generally not a kitchen appliance fan. </text:p>
            </text:list-item>
            <text:list-item>
              <text:p text:style-name="P8">Contrast between the hung smiling, childhood photographs and empty kids room.</text:p>
            </text:list-item>
          </text:list>
        </text:list-item>
        <text:list-item>
          <text:p text:style-name="P9">Chloe.</text:p>
          <text:list>
            <text:list-item>
              <text:p text:style-name="P10">In an empty painting studio, headphones are left on the table playing disco music. The rest of the house is filled with art and paintings, music, and art, but no one is home. Second half is lest focused, showing more rooms, make up, a specific records. </text:p>
            </text:list-item>
            <text:list-item>
              <text:p text:style-name="P10">Religious iconography is peppered throughout. A buddha head, a marble bust, Mary and Jesus statues. </text:p>
            </text:list-item>
          </text:list>
        </text:list-item>
        <text:list-item>
          <text:p text:style-name="P11">Andi.</text:p>
          <text:list>
            <text:list-item>
              <text:p text:style-name="P11">Videos of a bridge set to a piano sonata. The sonata comes in and out, often replaced with the wind sounds. Video ends looking back across the bridge.</text:p>
            </text:list-item>
          </text:list>
        </text:list-item>
        <text:list-item>
          <text:p text:style-name="P12">Rowen.</text:p>
          <text:list>
            <text:list-item>
              <text:p text:style-name="P12">Freinds get ready, then go to a frat party.</text:p>
            </text:list-item>
            <text:list-item>
              <text:p text:style-name="P12">Dutch tilts and shakey camers.</text:p>
            </text:list-item>
            <text:list-item>
              <text:p text:style-name="P12">Face paced, lots of cuts. </text:p>
            </text:list-item>
            <text:list-item>
              <text:p text:style-name="P12">Some scenes are distributed over multiple cuts, over the curse of the video.</text:p>
            </text:list-item>
            <text:list-item>
              <text:p text:style-name="P12">Second part highly contrasts first, as it cuts suddenly to dry student life. </text:p>
            </text:list-item>
          </text:list>
        </text:list-item>
        <text:list-item>
          <text:p text:style-name="P13"><text:soft-page-break/>Dylan.</text:p>
          <text:list>
            <text:list-item>
              <text:p text:style-name="P13">Documentation of a large neo-colonial building for sale. The kind of building suited for a school or church. Empty parking lots, defunked drive through sign, for sale sign, litter around, lots of reflections.</text:p>
              <text:list>
                <text:list-item>
                  <text:p text:style-name="P13">Was a bank at some point. Been at least a decade since it was open.</text:p>
                </text:list-item>
              </text:list>
            </text:list-item>
            <text:list-item>
              <text:p text:style-name="P13">Red and blue color motiff.</text:p>
            </text:list-item>
          </text:list>
        </text:list-item>
        <text:list-item>
          <text:p text:style-name="P13">Venneza.</text:p>
          <text:list>
            <text:list-item>
              <text:p text:style-name="P14">Eye vignette slowly opens and closes on a variety of home scenes. Opening doors, laundry machines, setting out a prayer rug. </text:p>
            </text:list-item>
          </text:list>
        </text:list-item>
        <text:list-item>
          <text:p text:style-name="P14">X.</text:p>
          <text:list>
            <text:list-item>
              <text:p text:style-name="P14">Bedroom with lots of details. Most of the video is done showing three shots at a time, with the frame divided into thirds horizontally. </text:p>
            </text:list-item>
            <text:list-item>
              <text:p text:style-name="P15">Very fast, a lot of information extremely quickly. </text:p>
            </text:list-item>
          </text:list>
        </text:list-item>
        <text:list-item>
          <text:p text:style-name="P4">Reflections.</text:p>
          <text:list>
            <text:list-item>
              <text:p text:style-name="P4">Video critique is weird.</text:p>
              <text:list>
                <text:list-item>
                  <text:p text:style-name="P4">We spend so long is science watching the film, and then we need to start talking. </text:p>
                </text:list-item>
                <text:list-item>
                  <text:p text:style-name="P4">Its in the dark so we can’t see your peers. </text:p>
                </text:list-item>
                <text:list-item>
                  <text:p text:style-name="P4">Everyone is sitting at computers so were spaced out and not even facing eachother.</text:p>
                </text:list-item>
                <text:list-item>
                  <text:p text:style-name="P6">To get people to talk Clio calls on people, just like right around the room one by one.</text:p>
                  <text:list>
                    <text:list-item>
                      <text:p text:style-name="P6">Super awkward, <text:span text:style-name="T4">and feels very authoritarian.</text:span></text:p>
                    </text:list-item>
                    <text:list-item>
                      <text:p text:style-name="P6"><text:span text:style-name="T4">T</text:span>here’s never any dialogue about the work. <text:span text:style-name="T4">Every comment is individual. </text:span></text:p>
                    </text:list-item>
                    <text:list-item>
                      <text:p text:style-name="P8">I volunteered to comment because I had something I wanted to say, and Clio made me wait to go last.</text:p>
                    </text:list-item>
                  </text:list>
                </text:list-item>
                <text:list-item>
                  <text:p text:style-name="P7">I don’t like that we have to introduce out work. I think it generally does the work a disservice and this class isn’t about writing artist statements. </text:p>
                </text:list-item>
              </text:list>
            </text:list-item>
            <text:list-item>
              <text:p text:style-name="P16">Some of the videos are genuinely powerful art pieces. I want to emulate how they talk about important issues, and how they use characterization. Sky’s piece in particular is <text:span text:style-name="T5">really strong. The way you instantly understand who the dad is and what they are feeling. The way you instantly understand who the student is and what they are doing.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4:27:08.311868071</meta:creation-date>
    <dc:date>2023-02-14T16:50:54.939003814</dc:date>
    <meta:editing-duration>PT11M45S</meta:editing-duration>
    <meta:editing-cycles>5</meta:editing-cycles>
    <meta:generator>LibreOffice/7.3.7.2$Linux_X86_64 LibreOffice_project/30$Build-2</meta:generator>
    <meta:document-statistic meta:table-count="0" meta:image-count="0" meta:object-count="0" meta:page-count="2" meta:paragraph-count="58" meta:word-count="750" meta:character-count="4028" meta:non-whitespace-character-count="3367"/>
  </office:meta>
</office:document-meta>
</file>